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EGGER SWD INTERFAC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10 Pin SWD interfac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segger.com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r. miloh alexander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6" office:value-type="string" calcext:value-type="string">
            <text:p>label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VTG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SWDIO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SWDCLK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GND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NC</text:p>
          </table:table-cell>
          <table:table-cell table:style-name="ce14" table:number-columns-repeated="249"/>
        </table:table-row>
        <table:table-row table:style-name="ro4" table:number-rows-repeated="6">
          <table:table-cell table:style-name="ce4" table:number-columns-repeated="6"/>
          <table:table-cell table:style-name="ce10"/>
          <table:table-cell table:style-name="ce14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0"/>
          <table:table-cell table:style-name="ce14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5:12:46.3102203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06-04-10T19:33:07</meta:creation-date>
    <dc:date>2014-06-06T15:13:12.357054363</dc:date>
    <dc:language>de-DE</dc:language>
    <meta:editing-cycles>7</meta:editing-cycles>
    <meta:editing-duration>PT30M38S</meta:editing-duration>
    <meta:document-statistic meta:table-count="3" meta:cell-count="151" meta:object-count="0"/>
    <meta:user-defined meta:name="Info 1"/>
    <meta:user-defined meta:name="Info 2"/>
    <meta:user-defined meta:name="Info 3"/>
    <meta:user-defined meta:name="Info 4"/>
  </office:meta>
</office:document-meta>
</file>